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5.8944in" fo:margin-left="-0.0785in" fo:margin-top="0in" fo:margin-bottom="0in" table:align="left" style:writing-mode="lr-tb"/>
    </style:style>
    <style:style style:name="Table1.A" style:family="table-column">
      <style:table-column-properties style:column-width="5.894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d9d9d9" fo:padding-left="0.0715in" fo:padding-right="0.075in" fo:padding-top="0in" fo:padding-bottom="0in" fo:border="0.5pt solid #00000a">
        <style:background-image/>
      </style:table-cell-properties>
    </style:style>
    <style:style style:name="P1" style:family="paragraph" style:parent-style-name="Header">
      <style:text-properties fo:language="es" fo:country="ES"/>
    </style:style>
    <style:style style:name="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orphans="0" fo:widows="0"/>
      <style:text-properties style:font-name="Liberation Sans1" fo:font-size="11pt" fo:language="es" fo:country="ES" style:font-size-asian="11pt" style:font-size-complex="11pt"/>
    </style:style>
    <style:style style:name="P4" style:family="paragraph" style:parent-style-name="Standard">
      <style:text-properties style:font-name="Liberation Sans1" fo:font-size="11pt" fo:language="es" fo:country="ES" style:font-size-asian="11pt" style:font-size-complex="11pt"/>
    </style:style>
    <style:style style:name="P5" style:family="paragraph" style:parent-style-name="Standard">
      <style:paragraph-properties fo:text-align="center" style:justify-single-word="false" fo:orphans="0" fo:widows="0">
        <style:tab-stops>
          <style:tab-stop style:position="0.611in"/>
          <style:tab-stop style:position="2.872in" style:type="center"/>
        </style:tab-stops>
      </style:paragraph-properties>
      <style:text-properties style:font-name="Liberation Sans1" fo:font-size="11pt" fo:language="es" fo:country="ES" style:font-size-asian="11pt" style:font-size-complex="11pt"/>
    </style:style>
    <style:style style:name="P6" style:family="paragraph" style:parent-style-name="Standard">
      <style:paragraph-properties fo:text-align="center" style:justify-single-word="false" fo:orphans="0" fo:widows="0"/>
      <style:text-properties style:font-name="Liberation Sans1" fo:font-size="11pt" fo:language="es" fo:country="ES" style:font-size-asian="11pt" style:font-size-complex="11pt"/>
    </style:style>
    <style:style style:name="P7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fo:language="es" fo:country="ES" style:font-size-asian="11pt" style:font-size-complex="11pt"/>
    </style:style>
    <style:style style:name="P8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style:font-size-asian="11pt" style:font-size-complex="11pt"/>
    </style:style>
    <style:style style:name="P9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style:font-size-asian="11pt" style:font-size-complex="11pt"/>
    </style:style>
    <style:style style:name="P10" style:family="paragraph" style:parent-style-name="Standard">
      <style:paragraph-properties fo:margin-left="0.2953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style:font-size-asian="11pt" style:font-size-complex="11pt"/>
    </style:style>
    <style:style style:name="P11" style:family="paragraph" style:parent-style-name="Standard">
      <style:paragraph-properties fo:margin-top="0.0693in" fo:margin-bottom="0in" style:contextual-spacing="false" fo:text-align="justify" style:justify-single-word="false"/>
      <style:text-properties style:font-name="Liberation Sans1" fo:font-size="11pt" fo:language="es" fo:country="ES" style:font-name-asian="Arial Unicode MS1" style:font-size-asian="11pt" style:font-name-complex="Arial1" style:font-size-complex="11pt"/>
    </style:style>
    <style:style style:name="P12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style="normal" fo:font-weight="bold" officeooo:rsid="001c5148" officeooo:paragraph-rsid="001c5148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style="normal" fo:font-weight="bold" officeooo:rsid="0024f093" officeooo:paragraph-rsid="0024f093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style="normal" fo:font-weight="bold" officeooo:rsid="0031c95d" officeooo:paragraph-rsid="0031c95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218f42" officeooo:paragraph-rsid="00218f42" style:font-size-asian="11pt" style:font-weight-asian="bold" style:font-size-complex="11pt" style:font-weight-complex="bold"/>
    </style:style>
    <style:style style:name="P16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25b93a" officeooo:paragraph-rsid="0025b93a" style:font-size-asian="11pt" style:font-weight-asian="bold" style:font-size-complex="11pt" style:font-weight-complex="bold"/>
    </style:style>
    <style:style style:name="P17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2713d3" officeooo:paragraph-rsid="002713d3" style:font-size-asian="11pt" style:font-weight-asian="bold" style:font-size-complex="11pt" style:font-weight-complex="bold"/>
    </style:style>
    <style:style style:name="P18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paragraph-rsid="002997db" style:font-size-asian="11pt" style:font-weight-asian="bold" style:font-size-complex="11pt" style:font-weight-complex="bold"/>
    </style:style>
    <style:style style:name="P19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style:font-size-asian="11pt" style:font-weight-asian="bold" style:font-size-complex="11pt" style:font-weight-complex="bold"/>
    </style:style>
    <style:style style:name="P20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8fbc" officeooo:paragraph-rsid="002b8fbc" style:font-size-asian="11pt" style:font-weight-asian="bold" style:font-size-complex="11pt" style:font-weight-complex="bold"/>
    </style:style>
    <style:style style:name="P21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8fbc" officeooo:paragraph-rsid="002c1120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073d" officeooo:paragraph-rsid="002b073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073d" officeooo:paragraph-rsid="002b8fbc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b073d" officeooo:paragraph-rsid="002c1120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2957in" fo:margin-right="0in" fo:margin-top="0.1252in" fo:margin-bottom="0in" style:contextual-spacing="false" fo:text-align="justify" style:justify-single-word="false" fo:text-indent="0in" style:auto-text-indent="false"/>
      <style:text-properties style:font-name="Liberation Sans1" fo:font-size="11pt" fo:language="es" fo:country="ES" fo:font-weight="bold" officeooo:rsid="002c8c7f" officeooo:paragraph-rsid="002c8c7f" style:font-size-asian="11pt" style:font-weight-asian="bold" style:font-size-complex="11pt" style:font-weight-complex="bold"/>
    </style:style>
    <style:style style:name="P26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01b48" officeooo:paragraph-rsid="00301b48" style:font-size-asian="11pt" style:font-weight-asian="bold" style:font-size-complex="11pt" style:font-weight-complex="bold"/>
    </style:style>
    <style:style style:name="P27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1c95d" officeooo:paragraph-rsid="0031c95d" style:font-size-asian="11pt" style:font-weight-asian="bold" style:font-size-complex="11pt" style:font-weight-complex="bold"/>
    </style:style>
    <style:style style:name="P28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2d3e1" officeooo:paragraph-rsid="0032d3e1" style:font-size-asian="11pt" style:font-weight-asian="bold" style:font-size-complex="11pt" style:font-weight-complex="bold"/>
    </style:style>
    <style:style style:name="P29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79555" officeooo:paragraph-rsid="00379555" style:font-size-asian="11pt" style:font-weight-asian="bold" style:font-size-complex="11pt" style:font-weight-complex="bold"/>
    </style:style>
    <style:style style:name="P30" style:family="paragraph" style:parent-style-name="Standard" style:list-style-name="WWNum8">
      <style:paragraph-properties fo:margin-left="0.248in" fo:margin-right="0in" fo:margin-top="0.1252in" fo:margin-bottom="0in" style:contextual-spacing="false" fo:text-align="justify" style:justify-single-word="false" fo:text-indent="-0.248in" style:auto-text-indent="false">
        <style:tab-stops>
          <style:tab-stop style:position="0.248in"/>
        </style:tab-stops>
      </style:paragraph-properties>
      <style:text-properties style:font-name="Liberation Sans1" fo:font-size="11pt" fo:language="es" fo:country="ES" fo:font-weight="bold" officeooo:rsid="0037c0ab" officeooo:paragraph-rsid="0037c0ab" fo:background-color="transparent" style:font-size-asian="11pt" style:font-weight-asian="bold" style:font-size-complex="11pt" style:font-weight-complex="bold"/>
    </style:style>
    <style:style style:name="T1" style:family="text">
      <style:text-properties fo:language="es" fo:country="ES"/>
    </style:style>
    <style:style style:name="T2" style:family="text">
      <style:text-properties fo:language="es" fo:country="ES" fo:font-weight="bold" style:font-weight-asian="bold" style:font-name-complex="Arial1" style:font-weight-complex="bold"/>
    </style:style>
    <style:style style:name="T3" style:family="text">
      <style:text-properties fo:language="es" fo:country="ES" style:font-name-complex="Arial1"/>
    </style:style>
    <style:style style:name="T4" style:family="text">
      <style:text-properties fo:font-weight="bold" style:font-weight-asian="bold" style:font-name-complex="Arial1" style:font-weight-complex="bold"/>
    </style:style>
    <style:style style:name="T5" style:family="text">
      <style:text-properties fo:font-weight="bold" style:font-name-asian="Arial Unicode MS1" style:font-weight-asian="bold" style:font-name-complex="Arial1"/>
    </style:style>
    <style:style style:name="T6" style:family="text">
      <style:text-properties fo:font-style="normal" style:font-style-asian="normal" style:font-name-complex="Arial1" style:font-style-complex="normal"/>
    </style:style>
    <style:style style:name="T7" style:family="text">
      <style:text-properties fo:font-style="normal" officeooo:rsid="0017a0b5" style:font-style-asian="normal" style:font-name-complex="Arial1" style:font-style-complex="normal"/>
    </style:style>
    <style:style style:name="T8" style:family="text">
      <style:text-properties fo:font-style="normal" officeooo:rsid="001917c3" style:font-style-asian="normal" style:font-name-complex="Arial1" style:font-style-complex="normal"/>
    </style:style>
    <style:style style:name="T9" style:family="text">
      <style:text-properties fo:font-style="normal" fo:font-weight="bold" style:font-style-asian="normal" style:font-weight-asian="bold" style:font-name-complex="Arial1" style:font-style-complex="normal" style:font-weight-complex="bold"/>
    </style:style>
    <style:style style:name="T10" style:family="text">
      <style:text-properties fo:font-style="normal" fo:font-weight="bold" officeooo:rsid="0017a0b5" style:font-style-asian="normal" style:font-weight-asian="bold" style:font-name-complex="Arial1" style:font-style-complex="normal" style:font-weight-complex="bold"/>
    </style:style>
    <style:style style:name="T11" style:family="text">
      <style:text-properties fo:font-style="normal" fo:font-weight="bold" officeooo:rsid="001917c3" style:font-style-asian="normal" style:font-weight-asian="bold" style:font-name-complex="Arial1" style:font-style-complex="normal" style:font-weight-complex="bold"/>
    </style:style>
    <style:style style:name="T12" style:family="text">
      <style:text-properties style:rfc-language-tag="es-ES-u-co-trad" fo:language="es" fo:country="ES" style:font-name-asian="Arial Unicode MS1" style:font-name-complex="Arial1"/>
    </style:style>
    <style:style style:name="T13" style:family="text">
      <style:text-properties style:rfc-language-tag="es-ES-u-co-trad" fo:language="es" fo:country="ES" fo:font-weight="bold" style:font-name-asian="Arial Unicode MS1" style:font-weight-asian="bold" style:font-name-complex="Arial1"/>
    </style:style>
    <style:style style:name="T14" style:family="text">
      <style:text-properties style:rfc-language-tag="es-ES-u-co-trad" fo:language="es" fo:country="ES" style:font-name-complex="Arial1"/>
    </style:style>
    <style:style style:name="T15" style:family="text">
      <style:text-properties style:rfc-language-tag="es-ES-u-co-trad" fo:language="es" fo:country="ES" officeooo:rsid="002b8fbc" style:font-name-complex="Arial1"/>
    </style:style>
    <style:style style:name="T16" style:family="text">
      <style:text-properties style:rfc-language-tag="es-ES-u-co-trad" fo:language="es" fo:country="ES" officeooo:rsid="002c8c7f" style:font-name-complex="Arial1"/>
    </style:style>
    <style:style style:name="T17" style:family="text">
      <style:text-properties style:rfc-language-tag="es-ES-u-co-trad" fo:language="es" fo:country="ES" officeooo:rsid="002ef438" style:font-name-complex="Arial1"/>
    </style:style>
    <style:style style:name="T18" style:family="text">
      <style:text-properties style:rfc-language-tag="es-ES-u-co-trad" fo:language="es" fo:country="ES" officeooo:rsid="0032c09d" style:font-name-complex="Arial1"/>
    </style:style>
    <style:style style:name="T19" style:family="text">
      <style:text-properties style:rfc-language-tag="es-ES-u-co-trad" fo:language="es" fo:country="ES" officeooo:rsid="00345021" style:font-name-complex="Arial1"/>
    </style:style>
    <style:style style:name="T20" style:family="text">
      <style:text-properties style:rfc-language-tag="es-ES-u-co-trad" fo:language="es" fo:country="ES" officeooo:rsid="003618da" style:font-name-complex="Arial1"/>
    </style:style>
    <style:style style:name="T21" style:family="text">
      <style:text-properties style:rfc-language-tag="es-ES-u-co-trad" fo:language="es" fo:country="ES" fo:font-style="italic" style:font-style-asian="italic" style:font-name-complex="Arial1"/>
    </style:style>
    <style:style style:name="T22" style:family="text">
      <style:text-properties style:rfc-language-tag="es-ES-u-co-trad" fo:language="es" fo:country="ES" fo:font-style="italic" officeooo:rsid="00230402" style:font-style-asian="italic" style:font-name-complex="Arial1"/>
    </style:style>
    <style:style style:name="T23" style:family="text">
      <style:text-properties style:rfc-language-tag="es-ES-u-co-trad" fo:language="es" fo:country="ES" fo:font-style="italic" officeooo:rsid="0024025d" style:font-style-asian="italic" style:font-name-complex="Arial1"/>
    </style:style>
    <style:style style:name="T24" style:family="text">
      <style:text-properties style:rfc-language-tag="es-ES-u-co-trad" fo:language="es" fo:country="ES" fo:font-style="italic" officeooo:rsid="0024877a" style:font-style-asian="italic" style:font-name-complex="Arial1"/>
    </style:style>
    <style:style style:name="T25" style:family="text">
      <style:text-properties style:rfc-language-tag="es-ES-u-co-trad" fo:language="es" fo:country="ES" fo:font-style="normal" style:font-style-asian="normal" style:font-name-complex="Arial1" style:font-style-complex="normal"/>
    </style:style>
    <style:style style:name="T26" style:family="text">
      <style:text-properties style:rfc-language-tag="es-ES-u-co-trad" fo:language="es" fo:country="ES" fo:font-style="normal" officeooo:rsid="0017a0b5" style:font-style-asian="normal" style:font-name-complex="Arial1" style:font-style-complex="normal"/>
    </style:style>
    <style:style style:name="T27" style:family="text">
      <style:text-properties style:rfc-language-tag="es-ES-u-co-trad" fo:language="es" fo:country="ES" fo:font-style="normal" officeooo:rsid="001917c3" style:font-style-asian="normal" style:font-name-complex="Arial1" style:font-style-complex="normal"/>
    </style:style>
    <style:style style:name="T28" style:family="text">
      <style:text-properties style:rfc-language-tag="es-ES-u-co-trad" fo:language="es" fo:country="ES" fo:font-style="normal" fo:font-weight="bold" style:font-style-asian="normal" style:font-weight-asian="bold" style:font-name-complex="Arial1" style:font-style-complex="normal" style:font-weight-complex="bold"/>
    </style:style>
    <style:style style:name="T29" style:family="text">
      <style:text-properties style:rfc-language-tag="es-ES-u-co-trad" fo:language="es" fo:country="ES" fo:font-style="normal" fo:font-weight="bold" officeooo:rsid="0017a0b5" style:font-style-asian="normal" style:font-weight-asian="bold" style:font-name-complex="Arial1" style:font-style-complex="normal" style:font-weight-complex="bold"/>
    </style:style>
    <style:style style:name="T30" style:family="text">
      <style:text-properties style:rfc-language-tag="es-ES-u-co-trad" fo:language="es" fo:country="ES" fo:font-style="normal" fo:font-weight="bold" officeooo:rsid="001917c3" style:font-style-asian="normal" style:font-weight-asian="bold" style:font-name-complex="Arial1" style:font-style-complex="normal" style:font-weight-complex="bold"/>
    </style:style>
    <style:style style:name="T31" style:family="text">
      <style:text-properties fo:font-style="italic" style:font-style-asian="italic" style:font-name-complex="Arial1"/>
    </style:style>
    <style:style style:name="T32" style:family="text">
      <style:text-properties fo:font-style="italic" officeooo:rsid="00230402" style:font-style-asian="italic" style:font-name-complex="Arial1"/>
    </style:style>
    <style:style style:name="T33" style:family="text">
      <style:text-properties fo:font-style="italic" officeooo:rsid="0024025d" style:font-style-asian="italic" style:font-name-complex="Arial1"/>
    </style:style>
    <style:style style:name="T34" style:family="text">
      <style:text-properties fo:font-style="italic" officeooo:rsid="0024877a" style:font-style-asian="italic" style:font-name-complex="Arial1"/>
    </style:style>
    <style:style style:name="T35" style:family="text">
      <style:text-properties fo:background-color="#ff4000" loext:char-shading-value="0"/>
    </style:style>
    <style:style style:name="T36" style:family="text">
      <style:text-properties style:font-name-complex="Arial1"/>
    </style:style>
    <style:style style:name="T37" style:family="text">
      <style:text-properties officeooo:rsid="002b8fbc" style:font-name-complex="Arial1"/>
    </style:style>
    <style:style style:name="T38" style:family="text">
      <style:text-properties officeooo:rsid="002c8c7f" style:font-name-complex="Arial1"/>
    </style:style>
    <style:style style:name="T39" style:family="text">
      <style:text-properties officeooo:rsid="002ef438" style:font-name-complex="Arial1"/>
    </style:style>
    <style:style style:name="T40" style:family="text">
      <style:text-properties officeooo:rsid="0032c09d" style:font-name-complex="Arial1"/>
    </style:style>
    <style:style style:name="T41" style:family="text">
      <style:text-properties officeooo:rsid="00345021" style:font-name-complex="Arial1"/>
    </style:style>
    <style:style style:name="T42" style:family="text">
      <style:text-properties officeooo:rsid="003618da" style:font-name-complex="Arial1"/>
    </style:style>
    <style:style style:name="T43" style:family="text">
      <style:text-properties style:font-name-asian="Arial Unicode MS1" style:font-name-complex="Arial1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5"><text:span text:style-name="T4">Sistemas informáticos.</text:span></text:p>
            <text:p text:style-name="P6"><text:span text:style-name="T4">UD 4 – Administración de sistemas operativos.</text:span></text:p>
            <text:p text:style-name="P6"><text:span text:style-name="T4">Práctica 4</text:span><text:bookmark text:name="_GoBack"/><text:span text:style-name="T4">.3 Permisos en Linux.</text:span></text:p>
            <text:p text:style-name="P3"/>
          </table:table-cell>
        </table:table-row>
      </table:table>
      <text:p text:style-name="P4"/>
      <text:p text:style-name="P7"><text:span text:style-name="T43">Escribe en cada ejercicio el comando introducido.</text:span></text:p>
      <text:p text:style-name="P7"><text:span text:style-name="T5">Por favor, si detectáis algún error, hacérmelo saber.</text:span></text:p>
      <text:p text:style-name="P11"/>
      <text:list xml:id="list191166328" text:style-name="WWNum8">
        <text:list-item>
          <text:p text:style-name="P8"><text:span text:style-name="T36">Crear el directorio </text:span><text:span text:style-name="T31">dir2 y dir3 </text:span><text:span text:style-name="T36">en el directorio HOME ¿Cuáles son los actuales permisos del directorio </text:span><text:span text:style-name="T31">dir2?</text:span><text:span text:style-name="T6"> <text:s/></text:span><text:span text:style-name="T10">Dispone de los siguientes permisos: </text:span><text:span text:style-name="T9">drwxrwxr-x</text:span><text:span text:style-name="T11"> Y estos se interpretan de la siguiente manera: El propietario y el grupo disponen de privilegios de lectura, escritura y ejecución sobre el directorio en cuestión, mientras que otrxs usuarixs no disponen del privilegio necesario para escribir nuevos datos.</text:span></text:p>
        </text:list-item>
        <text:list-item>
          <text:p text:style-name="P8"><text:span text:style-name="T36">Utilizando la notación simbólica, eliminar todos los permisos de escritura (propietario, grupo, otros) del directorio </text:span><text:span text:style-name="T31">dir2.</text:span></text:p>
          <text:p text:style-name="P12">chmod u=rx dir2</text:p>
          <text:p text:style-name="P12">chmod g=rx dir2</text:p>
          <text:p text:style-name="P12">chmod o=rx dir2</text:p>
        </text:list-item>
        <text:list-item>
          <text:p text:style-name="P8"><text:span text:style-name="T36">Utilizando la notación octal, eliminar el permiso de lectura del directorio </text:span><text:span text:style-name="T31">dir2, </text:span><text:span text:style-name="T36">al resto de los usuarios.</text:span></text:p>
          <text:p text:style-name="P15"><text:span text:style-name="T36">chmod 71 dir2</text:span></text:p>
          <text:p text:style-name="P15"><text:span text:style-name="T36">chmod 51 dir2</text:span></text:p>
          <text:p text:style-name="P15"><text:span text:style-name="T36">chmod 41 dir2</text:span></text:p>
        </text:list-item>
        <text:list-item>
          <text:p text:style-name="P8"><text:span text:style-name="T36">¿Cuáles son ahora los permisos asociados a </text:span><text:span text:style-name="T31">dir2?</text:span></text:p>
          <text:p text:style-name="P15"><text:span text:style-name="T32">Actualmente presenta los siguientes privilegios:</text:span><text:span text:style-name="T31"> </text:span><text:span text:style-name="T33">(</text:span><text:span text:style-name="T31"> d---r----x </text:span><text:span text:style-name="T33">)</text:span><text:span text:style-name="T31"> aunque, personalmente, me chirria bastante que haya desaparecido la x, de los privilegios </text:span><text:span text:style-name="T34">de ejecución del propietario y del grupo</text:span><text:span text:style-name="T31">, </text:span><text:span text:style-name="T34">mante</text:span><text:span text:style-name="T31">niendo </text:span><text:span text:style-name="T34">a su vez los permisos de lectura do ‘otros’</text:span><text:span text:style-name="T31">.</text:span></text:p>
        </text:list-item>
        <text:list-item>
          <text:p text:style-name="P8"><text:span text:style-name="T36">Crear bajo </text:span><text:span text:style-name="T31">dir2, </text:span><text:span text:style-name="T36">un directorio llamado </text:span><text:span text:style-name="T31">dir21.</text:span></text:p>
          <text:p text:style-name="P13"><text:span text:style-name="T36">No nos permite crear dicho subdirectorio sin volver a otorgarle más privilegios a dir2.</text:span></text:p>
        </text:list-item>
        <text:list-item>
          <text:p text:style-name="P8"><text:span text:style-name="T36">Concederse a sí mismo permiso de escritura en el directorio </text:span><text:span text:style-name="T31">dir2 </text:span><text:span text:style-name="T36">e intentar de nuevo el paso anterior.</text:span></text:p>
          <text:p text:style-name="P16"><text:span text:style-name="T36">Chmod u=wrx dir2</text:span></text:p>
        </text:list-item>
        <text:list-item>
          <text:p text:style-name="P8"><text:span text:style-name="T36">¿Cuáles son los valores por omisión asignados a los archivos?</text:span></text:p>
        </text:list-item>
        <text:list-item>
          <text:p text:style-name="P8"><text:span text:style-name="T36">Cambiar el directorio actual al directorio </text:span><text:span text:style-name="T31">dir3. </text:span><text:span text:style-name="T36">Imprimir su trayectoria completa para verificar el cambio.</text:span></text:p>
          <text:p text:style-name="P17"><text:span text:style-name="T36">cd ../dir3</text:span></text:p>
          <text:p text:style-name="P8"><text:soft-page-break/><text:span text:style-name="T36"/></text:p>
        </text:list-item>
        <text:list-item>
          <text:p text:style-name="P8"><text:span text:style-name="T36">¿Cuáles son los permisos asignados en su momento a este directorio?</text:span></text:p>
          <text:p text:style-name="P18"><text:span text:style-name="T7">Dispone de los siguientes permisos: </text:span><text:span text:style-name="T6">drwxrwxr-x</text:span><text:span text:style-name="T8"> Y estos se interpretan de la siguiente manera: El propietario y el grupo disponen de privilegios de lectura, escritura y ejecución sobre el directorio en cuestión, mientras que otrxs usuarixs no disponen del privilegio necesario para escribir nuevos datos.</text:span></text:p>
        </text:list-item>
        <text:list-item>
          <text:p text:style-name="P8"><text:span text:style-name="T36">Crear en el directorio propio:</text:span></text:p>
        </text:list-item>
      </text:list>
      <text:p text:style-name="P9"><text:span text:style-name="T36">El directorio </text:span><text:span text:style-name="T31">carpeta1 </text:span><text:span text:style-name="T36">con los tres permisos para el propietario, dentro de él </text:span><text:span text:style-name="T31">fich1 </text:span><text:span text:style-name="T36">con lectura y escritura para todos y </text:span><text:span text:style-name="T31">fich2 </text:span><text:span text:style-name="T36">con lectura y escritura para el propietario y solo lectura para el resto.</text:span></text:p>
      <text:section text:style-name="Sect1" text:name="Section1">
        <text:p text:style-name="P20"><text:span text:style-name="T36">mkdir carpeta1</text:span></text:p>
        <text:p text:style-name="P20"><text:span text:style-name="T36">chmod u=rwx carpeta1</text:span></text:p>
        <text:p text:style-name="P22"><text:span text:style-name="T36">touch carpeta1/fich1</text:span></text:p>
        <text:p text:style-name="P22"><text:span text:style-name="T36">chmod u=rw carpeta1/fich1</text:span></text:p>
        <text:p text:style-name="P22"><text:span text:style-name="T36">chmod g=r carpeta1/fich1</text:span></text:p>
        <text:p text:style-name="P22"><text:span text:style-name="T36">chmod o=r carpeta1/fich1</text:span></text:p>
        <text:p text:style-name="P23"><text:span text:style-name="T36">touch carpeta1/fich</text:span><text:span text:style-name="T37">2</text:span></text:p>
        <text:p text:style-name="P23"><text:span text:style-name="T36">chmod u=rw carpeta1/fich</text:span><text:span text:style-name="T37">2</text:span></text:p>
        <text:p text:style-name="P23"><text:span text:style-name="T36">chmod g=r carpeta1/fich</text:span><text:span text:style-name="T37">2</text:span></text:p>
        <text:p text:style-name="P23"><text:span text:style-name="T36">chmod o=r carpeta1/fich</text:span><text:span text:style-name="T37">2</text:span></text:p>
      </text:section>
      <text:p text:style-name="P10"><text:span text:style-name="T36">El directorio </text:span><text:span text:style-name="T31">carpeta2 </text:span><text:span text:style-name="T36">con todos los permisos para el propietario y lectura y ejecución para los del mismo grupo. Dentro </text:span><text:span text:style-name="T31">file1 </text:span><text:span text:style-name="T36">con lectura y escritura para el propietario y los del grupo y </text:span><text:span text:style-name="T31">file2 </text:span><text:span text:style-name="T36">con los mismos para el propietario y solo lectura para el grupo.</text:span></text:p>
      <text:section text:style-name="Sect1" text:name="Section2">
        <text:p text:style-name="P21"><text:span text:style-name="T36">mkdir carpeta</text:span><text:span text:style-name="T38">2</text:span></text:p>
        <text:p text:style-name="P21"><text:span text:style-name="T36">chmod u=rwx carpeta</text:span><text:span text:style-name="T38">2</text:span></text:p>
        <text:p text:style-name="P25"><text:span text:style-name="T38">c</text:span><text:span text:style-name="T36">hmod g=rx carpeta2</text:span></text:p>
        <text:p text:style-name="P24"><text:span text:style-name="T36">touch carpeta</text:span><text:span text:style-name="T38">2</text:span><text:span text:style-name="T36">/fi</text:span><text:span text:style-name="T38">le</text:span><text:span text:style-name="T36">1</text:span></text:p>
        <text:p text:style-name="P24"><text:span text:style-name="T36">chmod u=rw carpeta</text:span><text:span text:style-name="T39">2</text:span><text:span text:style-name="T36">/</text:span><text:span text:style-name="T39">file</text:span><text:span text:style-name="T36">1</text:span></text:p>
        <text:p text:style-name="P24"><text:span text:style-name="T36">chmod g=r</text:span><text:span text:style-name="T39">w</text:span><text:span text:style-name="T36"> carpeta</text:span><text:span text:style-name="T39">2</text:span><text:span text:style-name="T36">/f</text:span><text:span text:style-name="T39">ile</text:span><text:span text:style-name="T36">1</text:span></text:p>
        <text:p text:style-name="P24"><text:span text:style-name="T36">chmod u=rw carpeta</text:span><text:span text:style-name="T39">2</text:span><text:span text:style-name="T36">/fi</text:span><text:span text:style-name="T39">le</text:span><text:span text:style-name="T37">2</text:span></text:p>
        <text:p text:style-name="P24"><text:span text:style-name="T36">chmod g=r carpeta</text:span><text:span text:style-name="T39">2</text:span><text:span text:style-name="T36">/fi</text:span><text:span text:style-name="T39">le2</text:span></text:p>
      </text:section>
      <text:list xml:id="list212846322353913" text:continue-numbering="true" text:style-name="WWNum8">
        <text:list-item>
          <text:p text:style-name="P8"><text:span text:style-name="T36">Visualizar la trayectoria completa del directorio actual. Crear dos directorios llamados </text:span><text:span text:style-name="T31">correo y fuentes </text:span><text:span text:style-name="T36">debajo del HOME.</text:span></text:p>
          <text:p text:style-name="P26"><text:span text:style-name="T36">pwd</text:span></text:p>
          <text:p text:style-name="P26"><text:span text:style-name="T36">/home/kzdesigner</text:span></text:p>
          <text:p text:style-name="P26"><text:span text:style-name="T36">mkdir correo</text:span></text:p>
          <text:p text:style-name="P26"><text:span text:style-name="T36">mkdir fuentes</text:span></text:p>
        </text:list-item>
        <text:list-item>
          <text:p text:style-name="P8"><text:span text:style-name="T36">Posicionarse en el directorio </text:span><text:span text:style-name="T31">fuentes y </text:span><text:span text:style-name="T36">crear los directorios </text:span><text:span text:style-name="T31">dir1, dir2, dir3. </text:span></text:p>
          <text:p text:style-name="P14"><text:span text:style-name="T36">cd fuentes</text:span></text:p>
          <text:p text:style-name="P14"><text:span text:style-name="T36">mkdir dir1</text:span></text:p>
          <text:p text:style-name="P14"><text:span text:style-name="T36">mkdir dir2</text:span></text:p>
          <text:p text:style-name="P14"><text:span text:style-name="T36">mkdir dir3</text:span></text:p>
        </text:list-item>
        <text:list-item>
          <text:p text:style-name="P8"><text:span text:style-name="T36">Crear el directorio </text:span><text:span text:style-name="T31">menús </text:span><text:span text:style-name="T36">bajo </text:span><text:span text:style-name="T31">correo </text:span><text:span text:style-name="T36">sin moverse del directorio actual.</text:span></text:p>
          <text:p text:style-name="P27"><text:span text:style-name="T40">m</text:span><text:span text:style-name="T36">kdir ../correo/menús</text:span></text:p>
        </text:list-item>
        <text:list-item>
          <text:p text:style-name="P8"><text:soft-page-break/><text:span text:style-name="T36">Posicionarse en el directorio HOME. Borrar los directorios que cuelgan de </text:span><text:span text:style-name="T31">fuentes </text:span><text:span text:style-name="T36">que acaben en un número que no sea el 1.</text:span></text:p>
          <text:p text:style-name="P28"><text:span text:style-name="T36">Nos encontramos ya en ‘home’: pwd = /home/kzdesigner</text:span></text:p>
          <text:p text:style-name="P28"><text:span text:style-name="T36">rm -r</text:span><text:span text:style-name="T41"> </text:span><text:span text:style-name="T36">fuentes/????</text:span><text:span text:style-name="T42">[^</text:span><text:span text:style-name="T41">1</text:span><text:span text:style-name="T42">]</text:span></text:p>
          <text:p text:style-name="P29"><text:span text:style-name="T42">r</text:span><text:span text:style-name="T36">m -r fuentes/?????[¹]</text:span></text:p>
          <text:p text:style-name="P29"><text:span text:style-name="T36">Los comandos presentados son dos ejemplos, aunque estos muestran dependencia de la longitud que muestren los directorios y/o ficheros, en sus nombres. PD: Me gustaría averiguar cómo se podría construir el comando respectivo, para que así sí lograra borrar todos los elementos que cumplan con la condición del enunciado.</text:span></text:p>
        </text:list-item>
        <text:list-item>
          <text:p text:style-name="P8"><text:span text:style-name="T36">Ver los permisos que tienen los archivos que empiecen por tt del directorio /dev. </text:span></text:p>
          <text:p text:style-name="P8"/>
        </text:list-item>
        <text:list-item>
          <text:p text:style-name="P8"><text:span text:style-name="T36">Obtener los permisos del archivo /</text:span>usr/bin/passwd. Observas algo raro.</text:p>
          <text:p text:style-name="P19">-rwsr-xr-x 1 root root 59976 Feb <text:s/>6 13:54 <text:span text:style-name="T35">/usr/bin/passwd</text:span></text:p>
          <text:p text:style-name="P30">No observo nada demasiado relevante pero, por resaltar las diferentes partes/secciones que identifico, estas serían las siguientes:</text:p>
          <text:p text:style-name="P30">- Privilegios del usuario ‘root’</text:p>
          <text:p text:style-name="P30">- Nombre del usuario al que pertenece la contraseña de superusuario</text:p>
          <text:p text:style-name="P30">- Fecha de creación/instalación</text:p>
          <text:p text:style-name="P30">- Ruta restringida del archivo resaltada y sobre fondo rojo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Calibri" fo:font-size="12pt" fo:language="es" fo:country="E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Encabezado1" style:family="paragraph" style:parent-style-name="Standard" style:next-style-name="Text_20_body" loext:linked-style-name="Encabezado_20_Ca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0835in" fo:margin-bottom="0.0835in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Contenido_20_de_20_la_20_tabla" style:display-name="Contenido de la tabla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product_5f_name" style:display-name="product_name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alibri1" style:font-family-complex="Calibri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Symbol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Symbol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Symbol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" style:font-family-complex="Wingdings" style:font-family-generic-complex="system" style:font-pitch-complex="variable"/>
    </style:style>
    <style:style style:name="ListLabel_20_53" style:display-name="ListLabel 53" style:family="text">
      <style:text-properties style:font-name-complex="Symbol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Symbol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Symbol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" style:font-family-complex="Wingdings" style:font-family-generic-complex="system" style:font-pitch-complex="variable"/>
    </style:style>
    <style:style style:name="ListLabel_20_62" style:display-name="ListLabel 62" style:family="text">
      <style:text-properties style:font-name-complex="Symbol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" style:font-family-complex="Wingdings" style:font-family-generic-complex="system" style:font-pitch-complex="variable"/>
    </style:style>
    <style:style style:name="ListLabel_20_65" style:display-name="ListLabel 65" style:family="text">
      <style:text-properties style:font-name-complex="Symbol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" style:font-family-complex="Wingdings" style:font-family-generic-complex="system" style:font-pitch-complex="variable"/>
    </style:style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="Arial Unicode MS" fo:font-family="'Arial Unicode MS'" style:font-family-generic="roman" style:font-pitch="variable" fo:font-size="12pt" fo:letter-spacing="0.0098in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3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68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ListLabel_20_69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ListLabel_20_70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ListLabel_20_71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ListLabel_20_72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ListLabel_20_73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ListLabel_20_74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ListLabel_20_75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ListLabel_20_76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7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8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8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8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9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95" loext:num-list-format="%1%ª.-" style:num-suffix="ª.-" style:num-format="1">
        <style:list-level-properties text:list-level-position-and-space-mode="label-alignment">
          <style:list-level-label-alignment text:label-followed-by="listtab" text:list-tab-stop-position="0.3937in" fo:text-indent="-0.3937in" fo:margin-left="0.3937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language="es" fo:country="ES"/>
    </style:style>
    <style:style style:name="MP2" style:family="paragraph" style:parent-style-name="Header">
      <style:paragraph-properties>
        <style:tab-stops>
          <style:tab-stop style:position="5.9055in" style:type="right"/>
        </style:tab-stops>
      </style:paragraph-properties>
      <style:text-properties style:font-name="Liberation Sans1" fo:font-size="12pt" fo:language="es" fo:country="ES" fo:font-weight="bold" style:font-size-asian="12pt" style:font-weight-asian="bold" style:font-size-complex="12pt" style:font-weight-complex="bold"/>
    </style:style>
    <style:style style:name="MT1" style:family="text">
      <style:text-properties style:font-name-complex="Arial1"/>
    </style:style>
    <style:page-layout style:name="Mpm1">
      <style:page-layout-properties fo:page-width="8.2681in" fo:page-height="11.6929in" style:num-format="1" style:print-orientation="portrait" fo:margin-top="0in" fo:margin-bottom="0.9846in" fo:margin-left="1.1811in" fo:margin-right="1.1811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1"/>
        <text:p text:style-name="MP2"><text:span text:style-name="MT1">Sistemas informáticos – Permisos Linux<text:tab/>1º DA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36</meta:editing-cycles>
    <meta:print-date>2018-02-06T18:11:00</meta:print-date>
    <meta:creation-date>2024-01-22T11:36:00</meta:creation-date>
    <dc:date>2024-04-01T21:28:45.814010549</dc:date>
    <dc:language>es-ES</dc:language>
    <meta:editing-duration>PT1H33M57S</meta:editing-duration>
    <meta:generator>LibreOffice/7.3.7.2$Linux_X86_64 LibreOffice_project/30$Build-2</meta:generator>
    <meta:document-statistic meta:table-count="1" meta:image-count="0" meta:object-count="0" meta:page-count="3" meta:paragraph-count="72" meta:word-count="694" meta:character-count="4467" meta:non-whitespace-character-count="385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